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ome text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4T01:41:30.137527231</meta:creation-date>
    <dc:date>2018-02-24T01:42:24.418431960</dc:date>
    <meta:editing-duration>PT57S</meta:editing-duration>
    <meta:editing-cycles>1</meta:editing-cycles>
    <meta:document-statistic meta:object-count="25"/>
    <meta:generator>LibreOfficeDev/6.1.0.0.alpha0$Linux_X86_64 LibreOffice_project/03593c98999eb7f0fc2f63f64c99adace86d8263</meta:generator>
  </office:meta>
</office:document-meta>
</file>